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31.66pt"/>
    </style:style>
    <style:style style:name="co8" style:family="table-column">
      <style:table-column-properties fo:break-before="auto" style:column-width="32.4pt"/>
    </style:style>
    <style:style style:name="co9" style:family="table-column">
      <style:table-column-properties fo:break-before="auto" style:column-width="33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row table:style-name="ro1">
          <table:table-cell/>
          <table:table-cell table:style-name="ce1" office:value-type="string" calcext:value-type="string" table:number-columns-spanned="4" table:number-rows-spanned="1">
            <text:p>seconds</text:p>
          </table:table-cell>
          <table:covered-table-cell table:number-columns-repeated="3" table:style-name="ce4"/>
          <table:table-cell table:number-columns-repeated="2"/>
          <table:table-cell table:style-name="ce1" office:value-type="string" calcext:value-type="string" table:number-columns-spanned="4" table:number-rows-spanned="1">
            <text:p>hours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enroll</text:p>
          </table:table-cell>
          <table:table-cell table:style-name="ce2" office:value-type="string" calcext:value-type="string">
            <text:p>eval</text:p>
          </table:table-cell>
          <table:table-cell table:style-name="ce2" office:value-type="string" calcext:value-type="string">
            <text:p>test</text:p>
          </table:table-cell>
          <table:table-cell table:number-columns-repeated="2"/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enroll</text:p>
          </table:table-cell>
          <table:table-cell table:style-name="ce2" office:value-type="string" calcext:value-type="string">
            <text:p>eval</text:p>
          </table:table-cell>
          <table:table-cell table:style-name="ce2"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52313" calcext:value-type="float">
            <text:p>52313</text:p>
          </table:table-cell>
          <table:table-cell office:value-type="float" office:value="5198.85" calcext:value-type="float">
            <text:p>5198.85</text:p>
          </table:table-cell>
          <table:table-cell office:value-type="float" office:value="5964.52" calcext:value-type="float">
            <text:p>5964.52</text:p>
          </table:table-cell>
          <table:table-cell office:value-type="float" office:value="4864.82" calcext:value-type="float">
            <text:p>4864.82</text:p>
          </table:table-cell>
          <table:table-cell/>
          <table:table-cell office:value-type="string" calcext:value-type="string">
            <text:p>AR</text:p>
          </table:table-cell>
          <table:table-cell table:style-name="ce5" table:formula="of:=[.B3]/3600" office:value-type="float" office:value="14.5313888888889" calcext:value-type="float">
            <text:p>14.5</text:p>
          </table:table-cell>
          <table:table-cell table:style-name="ce5" table:formula="of:=[.C3]/3600" office:value-type="float" office:value="1.444125" calcext:value-type="float">
            <text:p>1.4</text:p>
          </table:table-cell>
          <table:table-cell table:style-name="ce5" table:formula="of:=[.D3]/3600" office:value-type="float" office:value="1.65681111111111" calcext:value-type="float">
            <text:p>1.7</text:p>
          </table:table-cell>
          <table:table-cell table:style-name="ce5" table:formula="of:=[.E3]/3600" office:value-type="float" office:value="1.35133888888889" calcext:value-type="float">
            <text:p>1.4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float" office:value="54476.2" calcext:value-type="float">
            <text:p>54476.2</text:p>
          </table:table-cell>
          <table:table-cell office:value-type="float" office:value="7205.03" calcext:value-type="float">
            <text:p>7205.03</text:p>
          </table:table-cell>
          <table:table-cell office:value-type="float" office:value="8327.65" calcext:value-type="float">
            <text:p>8327.65</text:p>
          </table:table-cell>
          <table:table-cell office:value-type="float" office:value="7079.19" calcext:value-type="float">
            <text:p>7079.19</text:p>
          </table:table-cell>
          <table:table-cell/>
          <table:table-cell office:value-type="string" calcext:value-type="string">
            <text:p>BG</text:p>
          </table:table-cell>
          <table:table-cell table:style-name="ce5" table:formula="of:=[.B4]/3600" office:value-type="float" office:value="15.1322777777778" calcext:value-type="float">
            <text:p>15.1</text:p>
          </table:table-cell>
          <table:table-cell table:style-name="ce5" table:formula="of:=[.C4]/3600" office:value-type="float" office:value="2.00139722222222" calcext:value-type="float">
            <text:p>2.0</text:p>
          </table:table-cell>
          <table:table-cell table:style-name="ce5" table:formula="of:=[.D4]/3600" office:value-type="float" office:value="2.31323611111111" calcext:value-type="float">
            <text:p>2.3</text:p>
          </table:table-cell>
          <table:table-cell table:style-name="ce5" table:formula="of:=[.E4]/3600" office:value-type="float" office:value="1.96644166666667" calcext:value-type="float">
            <text:p>2.0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85297.7" calcext:value-type="float">
            <text:p>85297.7</text:p>
          </table:table-cell>
          <table:table-cell office:value-type="float" office:value="11007.9" calcext:value-type="float">
            <text:p>11007.9</text:p>
          </table:table-cell>
          <table:table-cell office:value-type="float" office:value="7163.77" calcext:value-type="float">
            <text:p>7163.77</text:p>
          </table:table-cell>
          <table:table-cell office:value-type="float" office:value="8738.35" calcext:value-type="float">
            <text:p>8738.35</text:p>
          </table:table-cell>
          <table:table-cell/>
          <table:table-cell office:value-type="string" calcext:value-type="string">
            <text:p>CH</text:p>
          </table:table-cell>
          <table:table-cell table:style-name="ce5" table:formula="of:=[.B5]/3600" office:value-type="float" office:value="23.6938055555556" calcext:value-type="float">
            <text:p>23.7</text:p>
          </table:table-cell>
          <table:table-cell table:style-name="ce5" table:formula="of:=[.C5]/3600" office:value-type="float" office:value="3.05775" calcext:value-type="float">
            <text:p>3.1</text:p>
          </table:table-cell>
          <table:table-cell table:style-name="ce5" table:formula="of:=[.D5]/3600" office:value-type="float" office:value="1.98993611111111" calcext:value-type="float">
            <text:p>2.0</text:p>
          </table:table-cell>
          <table:table-cell table:style-name="ce5" table:formula="of:=[.E5]/3600" office:value-type="float" office:value="2.42731944444444" calcext:value-type="float">
            <text:p>2.4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37866.7" calcext:value-type="float">
            <text:p>37866.7</text:p>
          </table:table-cell>
          <table:table-cell office:value-type="float" office:value="5669.49" calcext:value-type="float">
            <text:p>5669.49</text:p>
          </table:table-cell>
          <table:table-cell office:value-type="float" office:value="7366.33" calcext:value-type="float">
            <text:p>7366.33</text:p>
          </table:table-cell>
          <table:table-cell office:value-type="float" office:value="6325.24" calcext:value-type="float">
            <text:p>6325.24</text:p>
          </table:table-cell>
          <table:table-cell/>
          <table:table-cell office:value-type="string" calcext:value-type="string">
            <text:p>CR</text:p>
          </table:table-cell>
          <table:table-cell table:style-name="ce5" table:formula="of:=[.B6]/3600" office:value-type="float" office:value="10.5185277777778" calcext:value-type="float">
            <text:p>10.5</text:p>
          </table:table-cell>
          <table:table-cell table:style-name="ce5" table:formula="of:=[.C6]/3600" office:value-type="float" office:value="1.57485833333333" calcext:value-type="float">
            <text:p>1.6</text:p>
          </table:table-cell>
          <table:table-cell table:style-name="ce5" table:formula="of:=[.D6]/3600" office:value-type="float" office:value="2.04620277777778" calcext:value-type="float">
            <text:p>2.0</text:p>
          </table:table-cell>
          <table:table-cell table:style-name="ce5" table:formula="of:=[.E6]/3600" office:value-type="float" office:value="1.75701111111111" calcext:value-type="float">
            <text:p>1.8</text:p>
          </table:table-cell>
        </table:table-row>
        <table:table-row table:style-name="ro1">
          <table:table-cell office:value-type="string" calcext:value-type="string">
            <text:p>CZ</text:p>
          </table:table-cell>
          <table:table-cell office:value-type="float" office:value="85455.9" calcext:value-type="float">
            <text:p>85455.9</text:p>
          </table:table-cell>
          <table:table-cell office:value-type="float" office:value="11075.5" calcext:value-type="float">
            <text:p>11075.5</text:p>
          </table:table-cell>
          <table:table-cell office:value-type="float" office:value="8521.1" calcext:value-type="float">
            <text:p>8521.1</text:p>
          </table:table-cell>
          <table:table-cell office:value-type="float" office:value="9715.67" calcext:value-type="float">
            <text:p>9715.67</text:p>
          </table:table-cell>
          <table:table-cell/>
          <table:table-cell office:value-type="string" calcext:value-type="string">
            <text:p>CZ</text:p>
          </table:table-cell>
          <table:table-cell table:style-name="ce5" table:formula="of:=[.B7]/3600" office:value-type="float" office:value="23.73775" calcext:value-type="float">
            <text:p>23.7</text:p>
          </table:table-cell>
          <table:table-cell table:style-name="ce5" table:formula="of:=[.C7]/3600" office:value-type="float" office:value="3.07652777777778" calcext:value-type="float">
            <text:p>3.1</text:p>
          </table:table-cell>
          <table:table-cell table:style-name="ce5" table:formula="of:=[.D7]/3600" office:value-type="float" office:value="2.36697222222222" calcext:value-type="float">
            <text:p>2.4</text:p>
          </table:table-cell>
          <table:table-cell table:style-name="ce5" table:formula="of:=[.E7]/3600" office:value-type="float" office:value="2.69879722222222" calcext:value-type="float">
            <text:p>2.7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72444.4" calcext:value-type="float">
            <text:p>72444.4</text:p>
          </table:table-cell>
          <table:table-cell office:value-type="float" office:value="9606.34" calcext:value-type="float">
            <text:p>9606.34</text:p>
          </table:table-cell>
          <table:table-cell office:value-type="float" office:value="7676.97" calcext:value-type="float">
            <text:p>7676.97</text:p>
          </table:table-cell>
          <table:table-cell office:value-type="float" office:value="7300.76" calcext:value-type="float">
            <text:p>7300.76</text:p>
          </table:table-cell>
          <table:table-cell/>
          <table:table-cell office:value-type="string" calcext:value-type="string">
            <text:p>FR</text:p>
          </table:table-cell>
          <table:table-cell table:style-name="ce5" table:formula="of:=[.B8]/3600" office:value-type="float" office:value="20.1234444444444" calcext:value-type="float">
            <text:p>20.1</text:p>
          </table:table-cell>
          <table:table-cell table:style-name="ce5" table:formula="of:=[.C8]/3600" office:value-type="float" office:value="2.66842777777778" calcext:value-type="float">
            <text:p>2.7</text:p>
          </table:table-cell>
          <table:table-cell table:style-name="ce5" table:formula="of:=[.D8]/3600" office:value-type="float" office:value="2.13249166666667" calcext:value-type="float">
            <text:p>2.1</text:p>
          </table:table-cell>
          <table:table-cell table:style-name="ce5" table:formula="of:=[.E8]/3600" office:value-type="float" office:value="2.02798888888889" calcext:value-type="float">
            <text:p>2.0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7666.2" calcext:value-type="float">
            <text:p>47666.2</text:p>
          </table:table-cell>
          <table:table-cell office:value-type="float" office:value="5964.45" calcext:value-type="float">
            <text:p>5964.45</text:p>
          </table:table-cell>
          <table:table-cell office:value-type="float" office:value="7071.68" calcext:value-type="float">
            <text:p>7071.68</text:p>
          </table:table-cell>
          <table:table-cell office:value-type="float" office:value="5299.07" calcext:value-type="float">
            <text:p>5299.07</text:p>
          </table:table-cell>
          <table:table-cell/>
          <table:table-cell office:value-type="string" calcext:value-type="string">
            <text:p>GE</text:p>
          </table:table-cell>
          <table:table-cell table:style-name="ce5" table:formula="of:=[.B9]/3600" office:value-type="float" office:value="13.2406111111111" calcext:value-type="float">
            <text:p>13.2</text:p>
          </table:table-cell>
          <table:table-cell table:style-name="ce5" table:formula="of:=[.C9]/3600" office:value-type="float" office:value="1.65679166666667" calcext:value-type="float">
            <text:p>1.7</text:p>
          </table:table-cell>
          <table:table-cell table:style-name="ce5" table:formula="of:=[.D9]/3600" office:value-type="float" office:value="1.96435555555556" calcext:value-type="float">
            <text:p>2.0</text:p>
          </table:table-cell>
          <table:table-cell table:style-name="ce5" table:formula="of:=[.E9]/3600" office:value-type="float" office:value="1.47196388888889" calcext:value-type="float">
            <text:p>1.5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05114" calcext:value-type="float">
            <text:p>105114</text:p>
          </table:table-cell>
          <table:table-cell office:value-type="float" office:value="10931.2" calcext:value-type="float">
            <text:p>10931.2</text:p>
          </table:table-cell>
          <table:table-cell office:value-type="float" office:value="3179.34" calcext:value-type="float">
            <text:p>3179.34</text:p>
          </table:table-cell>
          <table:table-cell office:value-type="float" office:value="2888.01" calcext:value-type="float">
            <text:p>2888.01</text:p>
          </table:table-cell>
          <table:table-cell/>
          <table:table-cell office:value-type="string" calcext:value-type="string">
            <text:p>JA</text:p>
          </table:table-cell>
          <table:table-cell table:style-name="ce5" table:formula="of:=[.B10]/3600" office:value-type="float" office:value="29.1983333333333" calcext:value-type="float">
            <text:p>29.2</text:p>
          </table:table-cell>
          <table:table-cell table:style-name="ce5" table:formula="of:=[.C10]/3600" office:value-type="float" office:value="3.03644444444444" calcext:value-type="float">
            <text:p>3.0</text:p>
          </table:table-cell>
          <table:table-cell table:style-name="ce5" table:formula="of:=[.D10]/3600" office:value-type="float" office:value="0.88315" calcext:value-type="float">
            <text:p>0.9</text:p>
          </table:table-cell>
          <table:table-cell table:style-name="ce5" table:formula="of:=[.E10]/3600" office:value-type="float" office:value="0.802225" calcext:value-type="float">
            <text:p>0.8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52414.4" calcext:value-type="float">
            <text:p>52414.4</text:p>
          </table:table-cell>
          <table:table-cell office:value-type="float" office:value="8076.2" calcext:value-type="float">
            <text:p>8076.2</text:p>
          </table:table-cell>
          <table:table-cell office:value-type="float" office:value="7797.73" calcext:value-type="float">
            <text:p>7797.73</text:p>
          </table:table-cell>
          <table:table-cell office:value-type="float" office:value="7470.69" calcext:value-type="float">
            <text:p>7470.69</text:p>
          </table:table-cell>
          <table:table-cell/>
          <table:table-cell office:value-type="string" calcext:value-type="string">
            <text:p>KO</text:p>
          </table:table-cell>
          <table:table-cell table:style-name="ce5" table:formula="of:=[.B11]/3600" office:value-type="float" office:value="14.5595555555556" calcext:value-type="float">
            <text:p>14.6</text:p>
          </table:table-cell>
          <table:table-cell table:style-name="ce5" table:formula="of:=[.C11]/3600" office:value-type="float" office:value="2.24338888888889" calcext:value-type="float">
            <text:p>2.2</text:p>
          </table:table-cell>
          <table:table-cell table:style-name="ce5" table:formula="of:=[.D11]/3600" office:value-type="float" office:value="2.16603611111111" calcext:value-type="float">
            <text:p>2.2</text:p>
          </table:table-cell>
          <table:table-cell table:style-name="ce5" table:formula="of:=[.E11]/3600" office:value-type="float" office:value="2.07519166666667" calcext:value-type="float">
            <text:p>2.1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61351.2" calcext:value-type="float">
            <text:p>61351.2</text:p>
          </table:table-cell>
          <table:table-cell office:value-type="float" office:value="8375.89" calcext:value-type="float">
            <text:p>8375.89</text:p>
          </table:table-cell>
          <table:table-cell office:value-type="float" office:value="10250.4" calcext:value-type="float">
            <text:p>10250.4</text:p>
          </table:table-cell>
          <table:table-cell office:value-type="float" office:value="8399.89" calcext:value-type="float">
            <text:p>8399.89</text:p>
          </table:table-cell>
          <table:table-cell/>
          <table:table-cell office:value-type="string" calcext:value-type="string">
            <text:p>PL</text:p>
          </table:table-cell>
          <table:table-cell table:style-name="ce5" table:formula="of:=[.B12]/3600" office:value-type="float" office:value="17.042" calcext:value-type="float">
            <text:p>17.0</text:p>
          </table:table-cell>
          <table:table-cell table:style-name="ce5" table:formula="of:=[.C12]/3600" office:value-type="float" office:value="2.32663611111111" calcext:value-type="float">
            <text:p>2.3</text:p>
          </table:table-cell>
          <table:table-cell table:style-name="ce5" table:formula="of:=[.D12]/3600" office:value-type="float" office:value="2.84733333333333" calcext:value-type="float">
            <text:p>2.8</text:p>
          </table:table-cell>
          <table:table-cell table:style-name="ce5" table:formula="of:=[.E12]/3600" office:value-type="float" office:value="2.33330277777778" calcext:value-type="float">
            <text:p>2.3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74733.1" calcext:value-type="float">
            <text:p>74733.1</text:p>
          </table:table-cell>
          <table:table-cell office:value-type="float" office:value="6674.04" calcext:value-type="float">
            <text:p>6674.04</text:p>
          </table:table-cell>
          <table:table-cell office:value-type="float" office:value="5921.32" calcext:value-type="float">
            <text:p>5921.32</text:p>
          </table:table-cell>
          <table:table-cell office:value-type="float" office:value="6442.58" calcext:value-type="float">
            <text:p>6442.58</text:p>
          </table:table-cell>
          <table:table-cell/>
          <table:table-cell office:value-type="string" calcext:value-type="string">
            <text:p>PO</text:p>
          </table:table-cell>
          <table:table-cell table:style-name="ce5" table:formula="of:=[.B13]/3600" office:value-type="float" office:value="20.7591944444444" calcext:value-type="float">
            <text:p>20.8</text:p>
          </table:table-cell>
          <table:table-cell table:style-name="ce5" table:formula="of:=[.C13]/3600" office:value-type="float" office:value="1.8539" calcext:value-type="float">
            <text:p>1.9</text:p>
          </table:table-cell>
          <table:table-cell table:style-name="ce5" table:formula="of:=[.D13]/3600" office:value-type="float" office:value="1.64481111111111" calcext:value-type="float">
            <text:p>1.6</text:p>
          </table:table-cell>
          <table:table-cell table:style-name="ce5" table:formula="of:=[.E13]/3600" office:value-type="float" office:value="1.78960555555556" calcext:value-type="float">
            <text:p>1.8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62399.3" calcext:value-type="float">
            <text:p>62399.3</text:p>
          </table:table-cell>
          <table:table-cell office:value-type="float" office:value="8915.5" calcext:value-type="float">
            <text:p>8915.5</text:p>
          </table:table-cell>
          <table:table-cell office:value-type="float" office:value="8958.73" calcext:value-type="float">
            <text:p>8958.73</text:p>
          </table:table-cell>
          <table:table-cell office:value-type="float" office:value="8597.52" calcext:value-type="float">
            <text:p>8597.52</text:p>
          </table:table-cell>
          <table:table-cell/>
          <table:table-cell office:value-type="string" calcext:value-type="string">
            <text:p>RU</text:p>
          </table:table-cell>
          <table:table-cell table:style-name="ce5" table:formula="of:=[.B14]/3600" office:value-type="float" office:value="17.3331388888889" calcext:value-type="float">
            <text:p>17.3</text:p>
          </table:table-cell>
          <table:table-cell table:style-name="ce5" table:formula="of:=[.C14]/3600" office:value-type="float" office:value="2.47652777777778" calcext:value-type="float">
            <text:p>2.5</text:p>
          </table:table-cell>
          <table:table-cell table:style-name="ce5" table:formula="of:=[.D14]/3600" office:value-type="float" office:value="2.48853611111111" calcext:value-type="float">
            <text:p>2.5</text:p>
          </table:table-cell>
          <table:table-cell table:style-name="ce5" table:formula="of:=[.E14]/3600" office:value-type="float" office:value="2.3882" calcext:value-type="float">
            <text:p>2.4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57796.1" calcext:value-type="float">
            <text:p>57796.1</text:p>
          </table:table-cell>
          <table:table-cell office:value-type="float" office:value="8391.74" calcext:value-type="float">
            <text:p>8391.74</text:p>
          </table:table-cell>
          <table:table-cell office:value-type="float" office:value="7414.19" calcext:value-type="float">
            <text:p>7414.19</text:p>
          </table:table-cell>
          <table:table-cell office:value-type="float" office:value="6055.52" calcext:value-type="float">
            <text:p>6055.52</text:p>
          </table:table-cell>
          <table:table-cell/>
          <table:table-cell office:value-type="string" calcext:value-type="string">
            <text:p>SP</text:p>
          </table:table-cell>
          <table:table-cell table:style-name="ce5" table:formula="of:=[.B15]/3600" office:value-type="float" office:value="16.0544722222222" calcext:value-type="float">
            <text:p>16.1</text:p>
          </table:table-cell>
          <table:table-cell table:style-name="ce5" table:formula="of:=[.C15]/3600" office:value-type="float" office:value="2.33103888888889" calcext:value-type="float">
            <text:p>2.3</text:p>
          </table:table-cell>
          <table:table-cell table:style-name="ce5" table:formula="of:=[.D15]/3600" office:value-type="float" office:value="2.05949722222222" calcext:value-type="float">
            <text:p>2.1</text:p>
          </table:table-cell>
          <table:table-cell table:style-name="ce5" table:formula="of:=[.E15]/3600" office:value-type="float" office:value="1.68208888888889" calcext:value-type="float">
            <text:p>1.7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55584.3" calcext:value-type="float">
            <text:p>55584.3</text:p>
          </table:table-cell>
          <table:table-cell office:value-type="float" office:value="7266.91" calcext:value-type="float">
            <text:p>7266.91</text:p>
          </table:table-cell>
          <table:table-cell office:value-type="float" office:value="7415.38" calcext:value-type="float">
            <text:p>7415.38</text:p>
          </table:table-cell>
          <table:table-cell office:value-type="float" office:value="7918.24" calcext:value-type="float">
            <text:p>7918.24</text:p>
          </table:table-cell>
          <table:table-cell/>
          <table:table-cell office:value-type="string" calcext:value-type="string">
            <text:p>SW</text:p>
          </table:table-cell>
          <table:table-cell table:style-name="ce5" table:formula="of:=[.B16]/3600" office:value-type="float" office:value="15.4400833333333" calcext:value-type="float">
            <text:p>15.4</text:p>
          </table:table-cell>
          <table:table-cell table:style-name="ce5" table:formula="of:=[.C16]/3600" office:value-type="float" office:value="2.01858611111111" calcext:value-type="float">
            <text:p>2.0</text:p>
          </table:table-cell>
          <table:table-cell table:style-name="ce5" table:formula="of:=[.D16]/3600" office:value-type="float" office:value="2.05982777777778" calcext:value-type="float">
            <text:p>2.1</text:p>
          </table:table-cell>
          <table:table-cell table:style-name="ce5" table:formula="of:=[.E16]/3600" office:value-type="float" office:value="2.19951111111111" calcext:value-type="float">
            <text:p>2.2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38504.1" calcext:value-type="float">
            <text:p>38504.1</text:p>
          </table:table-cell>
          <table:table-cell office:value-type="float" office:value="7776.49" calcext:value-type="float">
            <text:p>7776.49</text:p>
          </table:table-cell>
          <table:table-cell office:value-type="float" office:value="4112.74" calcext:value-type="float">
            <text:p>4112.74</text:p>
          </table:table-cell>
          <table:table-cell office:value-type="float" office:value="4814.47" calcext:value-type="float">
            <text:p>4814.47</text:p>
          </table:table-cell>
          <table:table-cell/>
          <table:table-cell office:value-type="string" calcext:value-type="string">
            <text:p>TA</text:p>
          </table:table-cell>
          <table:table-cell table:style-name="ce5" table:formula="of:=[.B17]/3600" office:value-type="float" office:value="10.6955833333333" calcext:value-type="float">
            <text:p>10.7</text:p>
          </table:table-cell>
          <table:table-cell table:style-name="ce5" table:formula="of:=[.C17]/3600" office:value-type="float" office:value="2.16013611111111" calcext:value-type="float">
            <text:p>2.2</text:p>
          </table:table-cell>
          <table:table-cell table:style-name="ce5" table:formula="of:=[.D17]/3600" office:value-type="float" office:value="1.14242777777778" calcext:value-type="float">
            <text:p>1.1</text:p>
          </table:table-cell>
          <table:table-cell table:style-name="ce5" table:formula="of:=[.E17]/3600" office:value-type="float" office:value="1.33735277777778" calcext:value-type="float">
            <text:p>1.3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79328.7" calcext:value-type="float">
            <text:p>79328.7</text:p>
          </table:table-cell>
          <table:table-cell office:value-type="float" office:value="10401.2" calcext:value-type="float">
            <text:p>10401.2</text:p>
          </table:table-cell>
          <table:table-cell office:value-type="float" office:value="8452.01" calcext:value-type="float">
            <text:p>8452.01</text:p>
          </table:table-cell>
          <table:table-cell office:value-type="float" office:value="3236.11" calcext:value-type="float">
            <text:p>3236.11</text:p>
          </table:table-cell>
          <table:table-cell/>
          <table:table-cell office:value-type="string" calcext:value-type="string">
            <text:p>TH</text:p>
          </table:table-cell>
          <table:table-cell table:style-name="ce5" table:formula="of:=[.B18]/3600" office:value-type="float" office:value="22.03575" calcext:value-type="float">
            <text:p>22.0</text:p>
          </table:table-cell>
          <table:table-cell table:style-name="ce5" table:formula="of:=[.C18]/3600" office:value-type="float" office:value="2.88922222222222" calcext:value-type="float">
            <text:p>2.9</text:p>
          </table:table-cell>
          <table:table-cell table:style-name="ce5" table:formula="of:=[.D18]/3600" office:value-type="float" office:value="2.34778055555556" calcext:value-type="float">
            <text:p>2.3</text:p>
          </table:table-cell>
          <table:table-cell table:style-name="ce5" table:formula="of:=[.E18]/3600" office:value-type="float" office:value="0.898919444444445" calcext:value-type="float">
            <text:p>0.9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41673.5" calcext:value-type="float">
            <text:p>41673.5</text:p>
          </table:table-cell>
          <table:table-cell office:value-type="float" office:value="6162.87" calcext:value-type="float">
            <text:p>6162.87</text:p>
          </table:table-cell>
          <table:table-cell office:value-type="float" office:value="7079.05" calcext:value-type="float">
            <text:p>7079.05</text:p>
          </table:table-cell>
          <table:table-cell office:value-type="float" office:value="6780.37" calcext:value-type="float">
            <text:p>6780.37</text:p>
          </table:table-cell>
          <table:table-cell/>
          <table:table-cell office:value-type="string" calcext:value-type="string">
            <text:p>TU</text:p>
          </table:table-cell>
          <table:table-cell table:style-name="ce5" table:formula="of:=[.B19]/3600" office:value-type="float" office:value="11.5759722222222" calcext:value-type="float">
            <text:p>11.6</text:p>
          </table:table-cell>
          <table:table-cell table:style-name="ce5" table:formula="of:=[.C19]/3600" office:value-type="float" office:value="1.71190833333333" calcext:value-type="float">
            <text:p>1.7</text:p>
          </table:table-cell>
          <table:table-cell table:style-name="ce5" table:formula="of:=[.D19]/3600" office:value-type="float" office:value="1.96640277777778" calcext:value-type="float">
            <text:p>2.0</text:p>
          </table:table-cell>
          <table:table-cell table:style-name="ce5" table:formula="of:=[.E19]/3600" office:value-type="float" office:value="1.88343611111111" calcext:value-type="float">
            <text:p>1.9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57019.2" calcext:value-type="float">
            <text:p>57019.2</text:p>
          </table:table-cell>
          <table:table-cell office:value-type="float" office:value="6258.51" calcext:value-type="float">
            <text:p>6258.51</text:p>
          </table:table-cell>
          <table:table-cell office:value-type="float" office:value="4882.68" calcext:value-type="float">
            <text:p>4882.68</text:p>
          </table:table-cell>
          <table:table-cell office:value-type="float" office:value="2852.33" calcext:value-type="float">
            <text:p>2852.33</text:p>
          </table:table-cell>
          <table:table-cell/>
          <table:table-cell office:value-type="string" calcext:value-type="string">
            <text:p>VN</text:p>
          </table:table-cell>
          <table:table-cell table:style-name="ce5" table:formula="of:=[.B20]/3600" office:value-type="float" office:value="15.8386666666667" calcext:value-type="float">
            <text:p>15.8</text:p>
          </table:table-cell>
          <table:table-cell table:style-name="ce5" table:formula="of:=[.C20]/3600" office:value-type="float" office:value="1.738475" calcext:value-type="float">
            <text:p>1.7</text:p>
          </table:table-cell>
          <table:table-cell table:style-name="ce5" table:formula="of:=[.D20]/3600" office:value-type="float" office:value="1.3563" calcext:value-type="float">
            <text:p>1.4</text:p>
          </table:table-cell>
          <table:table-cell table:style-name="ce5" table:formula="of:=[.E20]/3600" office:value-type="float" office:value="0.792313888888889" calcext:value-type="float">
            <text:p>0.8</text:p>
          </table:table-cell>
        </table:table-row>
        <table:table-row table:style-name="ro1">
          <table:table-cell office:value-type="string" calcext:value-type="string">
            <text:p>WU</text:p>
          </table:table-cell>
          <table:table-cell office:value-type="float" office:value="3750.07" calcext:value-type="float">
            <text:p>3750.07</text:p>
          </table:table-cell>
          <table:table-cell office:value-type="float" office:value="2960.88" calcext:value-type="float">
            <text:p>2960.88</text:p>
          </table:table-cell>
          <table:table-cell office:value-type="float" office:value="2504.04" calcext:value-type="float">
            <text:p>2504.04</text:p>
          </table:table-cell>
          <table:table-cell office:value-type="float" office:value="3919.98" calcext:value-type="float">
            <text:p>3919.98</text:p>
          </table:table-cell>
          <table:table-cell/>
          <table:table-cell office:value-type="string" calcext:value-type="string">
            <text:p>WU</text:p>
          </table:table-cell>
          <table:table-cell table:style-name="ce5" table:formula="of:=[.B21]/3600" office:value-type="float" office:value="1.04168611111111" calcext:value-type="float">
            <text:p>1.0</text:p>
          </table:table-cell>
          <table:table-cell table:style-name="ce5" table:formula="of:=[.C21]/3600" office:value-type="float" office:value="0.822466666666667" calcext:value-type="float">
            <text:p>0.8</text:p>
          </table:table-cell>
          <table:table-cell table:style-name="ce5" table:formula="of:=[.D21]/3600" office:value-type="float" office:value="0.695566666666667" calcext:value-type="float">
            <text:p>0.7</text:p>
          </table:table-cell>
          <table:table-cell table:style-name="ce5" table:formula="of:=[.E21]/3600" office:value-type="float" office:value="1.08888333333333" calcext:value-type="float">
            <text:p>1.1</text:p>
          </table:table-cell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1:57:42.147888582</meta:creation-date>
    <dc:date>2019-03-29T12:24:27.065667020</dc:date>
    <meta:editing-duration>PT26M44S</meta:editing-duration>
    <meta:editing-cycles>4</meta:editing-cycles>
    <meta:generator>LibreOffice/5.1.6.2$Linux_X86_64 LibreOffice_project/10m0$Build-2</meta:generator>
    <meta:document-statistic meta:table-count="1" meta:cell-count="200" meta:object-count="0"/>
  </office:meta>
</office:document-meta>
</file>